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900000032F04D3C73.png"/>
  <manifest:file-entry manifest:media-type="image/png" manifest:full-path="Pictures/1000000000000004000000045A636F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3in" fo:margin-right="0in" BungeniSectionType="MastHead" __BungeniMetaEditable="false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section text:style-name="Sect2" text:name="preface"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</text:section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4_l5rnlg188eu" draw:display-name="4l5rnlg188eu" xlink:href="Pictures/1000000000000004000000045A636FA8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/>
    <style:style style:name="heading_5f_allquestions" style:display-name="heading_allquestions" style:family="paragraph" style:parent-style-name="heading_5f_question" style:next-style-name="Standard"/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/>
    <style:style style:name="heading_5f_pstatement" style:display-name="heading_pstatement" style:family="paragraph" style:parent-style-name="heading_5f_pointoforder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F04D3C73.png" xlink:type="simple" xlink:actuate="onLoad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6-30T16:42:53</meta:creation-date>
    <meta:editing-cycles>2</meta:editing-cycles>
    <meta:editing-duration>PT00H00M46S</meta:editing-duration>
    <meta:initial-creator>Ashok Hariharan</meta:initial-creator>
    <meta:document-statistic meta:table-count="0" meta:image-count="0" meta:object-count="0" meta:page-count="1" meta:paragraph-count="1" meta:word-count="2" meta:character-count="13"/>
    <dc:date>2009-06-30T16:43:37</dc:date>
    <dc:creator>Ashok Hariharan</dc:creator>
    <meta:user-defined meta:name="BungeniCountryCode">ke</meta:user-defined>
    <meta:user-defined meta:name="BungeniDocAuthor"/>
    <meta:user-defined meta:name="BungeniDocPart">main</meta:user-defined>
    <meta:user-defined meta:name="BungeniDocType">debaterecord</meta:user-defined>
    <meta:user-defined meta:name="BungeniExpAuthor">user.Ashok</meta:user-defined>
    <meta:user-defined meta:name="BungeniExpAuthorURI">user.Ashok</meta:user-defined>
    <meta:user-defined meta:name="BungeniExpDate">2009-06-30</meta:user-defined>
    <meta:user-defined meta:name="BungeniExpDateName">expDate</meta:user-defined>
    <meta:user-defined meta:name="BungeniExpURI">/ke/debaterecord/2009-6-26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6-30</meta:user-defined>
    <meta:user-defined meta:name="BungeniManDateName">manDate</meta:user-defined>
    <meta:user-defined meta:name="BungeniManURI">/ke/debaterecord/2009-6-26/eng.xml</meta:user-defined>
    <meta:user-defined meta:name="BungeniOfficialDate">2009-06-26</meta:user-defined>
    <meta:user-defined meta:name="BungeniOfficialTime">16:42</meta:user-defined>
    <meta:user-defined meta:name="BungeniParliamentID">www</meta:user-defined>
    <meta:user-defined meta:name="BungeniParliamentSession">wwwww</meta:user-defined>
    <meta:user-defined meta:name="BungeniParliamentSitting">wwww</meta:user-defined>
    <meta:user-defined meta:name="BungeniPublicationDate">2009-06-25</meta:user-defined>
    <meta:user-defined meta:name="BungeniPublicationName">debaterecord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6-26</meta:user-defined>
    <meta:user-defined meta:name="BungeniWorkDateName">workDate</meta:user-defined>
    <meta:user-defined meta:name="BungeniWorkURI">/ke/debaterecord/2009-6-26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